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bee3d3"/>
    </style:style>
    <style:style style:name="ce15" style:family="table-cell" style:parent-style-name="Default">
      <style:table-cell-properties fo:background-color="#c2e0ae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47.88" calcext:value-type="float">
            <text:p>47.88</text:p>
          </table:table-cell>
          <table:table-cell table:style-name="ce5" office:value-type="string" calcext:value-type="string">
            <text:p>dt.wpm_c 58.1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5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54.3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5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47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t.sdc <text:s text:c="2"/>51.2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5.3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39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2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0.08" calcext:value-type="float">
            <text:p>30.08</text:p>
          </table:table-cell>
          <table:table-cell table:style-name="ce5" office:value-type="string" calcext:value-type="string">
            <text:p>dt.sdc <text:s text:c="2"/>51.6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te <text:s text:c="2"/>4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41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30.0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25.4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dt.ste <text:s text:c="2"/>46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36.0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27.92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19.25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12.1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9.31" calcext:value-type="float">
            <text:p>19.31</text:p>
          </table:table-cell>
          <table:table-cell table:style-name="ce5" office:value-type="string" calcext:value-type="string">
            <text:p>dt.ste <text:s text:c="2"/>47.06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9.1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0.6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19.3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13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8.65 <text:s/>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test</text:p>
          </table:table-cell>
          <table:table-cell office:value-type="string" calcext:value-type="string">
            <text:p>7.11.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53.5" calcext:value-type="float">
            <text:p>53.5</text:p>
          </table:table-cell>
          <table:table-cell table:style-name="ce14" office:value-type="string" calcext:value-type="string">
            <text:p>dt.wpm_c <text:s text:c="4"/>55.00 % winrat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cikitlearn MLP</text:p>
          </table:table-cell>
          <table:table-cell/>
          <table:table-cell table:style-name="ce14" table:number-columns-repeated="3"/>
          <table:table-cell table:style-name="ce14" office:value-type="string" calcext:value-type="string">
            <text:p>xforto00test 53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52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5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te <text:s text:c="6"/>45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30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dt.sdc <text:s text:c="6"/>50.4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wpm_c <text:s text:c="4"/>4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ste <text:s text:c="6"/>35.83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forto00test 34.0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dt.rand <text:s text:c="5"/>29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5" table:number-columns-repeated="3"/>
          <table:table-cell table:style-name="ce15" office:value-type="string" calcext:value-type="string">
            <text:p>xlogin00 <text:s text:c="4"/>7.50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9.5" calcext:value-type="float">
            <text:p>19.5</text:p>
          </table:table-cell>
          <table:table-cell table:style-name="ce14" office:value-type="string" calcext:value-type="string">
            <text:p>dt.ste <text:s text:c="6"/>42.9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wpm_c <text:s text:c="4"/>37.29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sdc <text:s text:c="6"/>29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forto00test 19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dt.rand <text:s text:c="5"/>14.11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4" office:value-type="string" calcext:value-type="string">
            <text:p>xlogin00 <text:s text:c="4"/>10.59 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2:10:34.227214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1-07T23:24:27.905816027</dc:date>
    <meta:editing-duration>PT5H4M36S</meta:editing-duration>
    <meta:editing-cycles>8</meta:editing-cycles>
    <meta:generator>LibreOffice/6.0.7.3$Linux_X86_64 LibreOffice_project/00m0$Build-3</meta:generator>
    <meta:document-statistic meta:table-count="1" meta:cell-count="121" meta:object-count="0"/>
  </office:meta>
</office:document-meta>
</file>